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aa61a" draw:opacity="100%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-color="#00aaad" draw:textarea-horizontal-align="justify" draw:textarea-vertical-align="middle" draw:auto-grow-height="false" fo:min-height="0.639cm" fo:min-width="0.897cm"/>
    </style:style>
    <style:style style:name="gr4" style:family="graphic" style:parent-style-name="standard">
      <style:graphic-properties draw:stroke="none" draw:fill-color="#00aaad" draw:textarea-horizontal-align="justify" draw:textarea-vertical-align="middle" draw:auto-grow-height="false" fo:min-height="0.195cm" fo:min-width="0.723cm"/>
    </style:style>
    <style:style style:name="gr5" style:family="graphic" style:parent-style-name="standard">
      <style:graphic-properties draw:stroke="none" svg:stroke-width="0.018cm" draw:marker-start-width="0.227cm" draw:marker-end-width="0.227cm" draw:fill-color="#00aaad" draw:textarea-vertical-align="middle" draw:auto-grow-height="false" fo:min-height="1.155cm" fo:min-width="1.006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opacity="100%" draw:fill-color="#faa61a" draw:opacity="100%" draw:textarea-horizontal-align="justify" draw:textarea-vertical-align="middle" draw:auto-grow-height="false" fo:min-height="0.433cm" fo:min-width="0.22cm"/>
    </style:style>
    <style:style style:name="gr7" style:family="graphic" style:parent-style-name="objectwithoutfill">
      <style:graphic-properties svg:stroke-width="0.081cm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width="0.018cm" draw:marker-start-width="0.227cm" draw:marker-end-width="0.227cm" draw:fill-color="#00aaad" draw:textarea-vertical-align="middle" draw:auto-grow-height="false" fo:min-height="1.154cm" fo:min-width="1.006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opacity="100%" draw:fill-color="#faa61a" draw:opacity="100%" draw:textarea-horizontal-align="justify" draw:textarea-vertical-align="middle" draw:auto-grow-height="false" fo:min-height="0.464cm" fo:min-width="0.214cm"/>
    </style:style>
    <style:style style:name="gr10" style:family="graphic" style:parent-style-name="standard">
      <style:graphic-properties draw:stroke="none" draw:fill-color="#faa61a" draw:textarea-horizontal-align="justify" draw:textarea-vertical-align="middle" draw:auto-grow-height="false" fo:min-height="1.02cm" fo:min-width="0.897cm"/>
    </style:style>
    <style:style style:name="gr11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897cm"/>
    </style:style>
    <style:style style:name="gr12" style:family="graphic" style:parent-style-name="standard">
      <style:graphic-properties draw:stroke="none" draw:fill="solid" draw:fill-color="#00a65d" draw:textarea-horizontal-align="justify" draw:textarea-vertical-align="middle" draw:auto-grow-height="false" fo:min-height="1.02cm" fo:min-width="0.897cm"/>
    </style:style>
    <style:style style:name="gr13" style:family="graphic" style:parent-style-name="objectwithoutfill">
      <style:graphic-properties draw:stroke="solid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00a65d" draw:textarea-horizontal-align="justify" draw:textarea-vertical-align="middle" draw:auto-grow-height="false" fo:min-height="1.02cm" fo:min-width="0.897cm"/>
    </style:style>
    <style:style style:name="gr1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0.897cm"/>
    </style:style>
    <style:style style:name="gr16" style:family="graphic" style:parent-style-name="standard">
      <style:graphic-properties draw:stroke="none" draw:fill="solid" draw:fill-color="#faa61a" draw:textarea-horizontal-align="justify" draw:textarea-vertical-align="middle" draw:auto-grow-height="false" fo:min-height="1.02cm" fo:min-width="0.897cm"/>
    </style:style>
    <style:style style:name="P1" style:family="paragraph">
      <loext:graphic-properties draw:fill-color="#faa61a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aaad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-color="#faa61a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solid" draw:fill-color="#00a65d"/>
      <style:paragraph-properties fo:text-align="center"/>
    </style:style>
    <style:style style:name="P8" style:family="paragraph">
      <loext:graphic-properties draw:fill-color="#00a65d"/>
      <style:paragraph-properties fo:text-align="center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="solid" draw:fill-color="#faa61a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016cm" svg:height="1.016cm" svg:x="3.159cm" svg:y="1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642cm" svg:y1="1.635cm" svg:x2="3.642cm" svg:y2="2.27cm">
            <text:p/>
          </draw:line>
        </draw:g>
        <draw:custom-shape draw:style-name="gr3" draw:text-style-name="P3" draw:layer="layout" svg:width="1.397cm" svg:height="0.889cm" draw:transform="rotate (-3.14159265358979) translate (2.778cm 2.58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3" draw:text-style-name="P3" draw:layer="layout" svg:width="1.397cm" svg:height="0.889cm" draw:transform="rotate (-3.14159265358979) translate (4.301cm 2.396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1" draw:layer="layout" svg:width="1.016cm" svg:height="1.016cm" svg:x="1.508cm" svg:y="1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.991cm" svg:y1="1.381cm" svg:x2="1.991cm" svg:y2="2.016cm">
            <text:p/>
          </draw:line>
        </draw:g>
      </draw:page>
      <draw:page draw:name="page3" draw:style-name="dp1" draw:master-page-name="Default">
        <draw:g>
          <draw:custom-shape draw:style-name="gr1" draw:text-style-name="P1" draw:layer="layout" svg:width="1.016cm" svg:height="1.016cm" svg:x="1.889cm" svg:y="3.1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372cm" svg:y1="3.159cm" svg:x2="2.372cm" svg:y2="3.794cm">
            <text:p/>
          </draw:line>
        </draw:g>
        <draw:custom-shape draw:style-name="gr4" draw:text-style-name="P3" draw:layer="layout" svg:width="1.397cm" svg:height="0.889cm" draw:transform="rotate (1.5707963267949) translate (1.961cm 2.80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3" draw:text-style-name="P3" draw:layer="layout" svg:width="1.397cm" svg:height="0.889cm" draw:transform="rotate (1.5707963267949) translate (1.735cm 4.047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1" draw:layer="layout" svg:width="1.016cm" svg:height="1.016cm" svg:x="1.635cm" svg:y="1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118cm" svg:y1="1.381cm" svg:x2="2.118cm" svg:y2="2.016cm">
            <text:p/>
          </draw:line>
        </draw:g>
      </draw:page>
      <draw:page draw:name="page5" draw:style-name="dp1" draw:master-page-name="Default">
        <draw:custom-shape draw:style-name="gr5" draw:text-style-name="P3" draw:layer="layout" svg:width="1.524cm" svg:height="1.422cm" svg:x="1.635cm" svg:y="1.396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6" draw:text-style-name="P1" draw:layer="layout" svg:width="1.016cm" svg:height="0.965cm" draw:transform="rotate (-0.643153829359911) translate (2.214cm 2.15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2.601cm" svg:y1="2.448cm" svg:x2="2.239cm" svg:y2="2.931cm">
            <text:p/>
          </draw:line>
        </draw:g>
      </draw:page>
      <draw:page draw:name="page6" draw:style-name="dp1" draw:master-page-name="Default">
        <draw:custom-shape draw:style-name="gr8" draw:text-style-name="P3" draw:layer="layout" svg:width="1.524cm" svg:height="1.422cm" svg:x="1.508cm" svg:y="1.508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9" draw:text-style-name="P1" draw:layer="layout" svg:width="1.01cm" svg:height="1.01cm" draw:transform="skewX (-0.00994837673636769) rotate (0.785398163397448) translate (1.553cm 2.9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.894cm" svg:y1="2.613cm" svg:x2="2.343cm" svg:y2="3.058cm">
            <text:p/>
          </draw:line>
        </draw:g>
      </draw:page>
      <draw:page draw:name="page7" draw:style-name="dp1" draw:master-page-name="Default">
        <draw:custom-shape draw:style-name="gr10" draw:text-style-name="P5" xml:id="id2" draw:id="id2" draw:layer="layout" svg:width="1.397cm" svg:height="1.27cm" svg:x="11.367cm" svg:y="1.2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397cm" svg:height="1.27cm" svg:x="1.821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" draw:id="id1" draw:layer="layout" svg:width="1.397cm" svg:height="1.27cm" svg:x="6.594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line" svg:x1="7.991cm" svg:y1="1.889cm" svg:x2="11.367cm" svg:y2="1.889cm" draw:start-shape="id1" draw:start-glue-point="1" draw:end-shape="id2" draw:end-glue-point="3" svg:d="M7991 1889h3376" svg:viewBox="0 0 3377 1">
          <text:p/>
        </draw:connector>
      </draw:page>
      <draw:page draw:name="page8" draw:style-name="dp1" draw:master-page-name="Default">
        <draw:custom-shape draw:style-name="gr14" draw:text-style-name="P8" xml:id="id3" draw:id="id3" draw:layer="layout" svg:width="1.397cm" svg:height="1.27cm" svg:x="11.102cm" svg:y="1.4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4" draw:id="id4" draw:layer="layout" svg:width="1.397cm" svg:height="1.27cm" svg:x="1.556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397cm" svg:height="1.27cm" svg:x="6.329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curve" draw:line-skew="0cm 3.491cm" svg:x1="12.499cm" svg:y1="2.073cm" svg:x2="1.556cm" svg:y2="2.073cm" draw:start-shape="id3" draw:start-glue-point="1" draw:end-shape="id4" draw:end-glue-point="3" svg:d="M12499 2073c748 0 500 2356-5472 2356-5971 0-6222-2356-5471-2356" svg:viewBox="0 0 11547 2357">
          <text:p/>
        </draw:connector>
      </draw:page>
      <draw:page draw:name="page9" draw:style-name="dp1" draw:master-page-name="Default">
        <draw:custom-shape draw:style-name="gr11" draw:text-style-name="P6" draw:layer="layout" svg:width="1.397cm" svg:height="1.27cm" svg:x="11.24cm" svg:y="1.4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" draw:id="id5" draw:layer="layout" svg:width="1.397cm" svg:height="1.27cm" svg:x="1.694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6" draw:id="id6" draw:layer="layout" svg:width="1.397cm" svg:height="1.27cm" svg:x="6.467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line" svg:x1="3.091cm" svg:y1="2.073cm" svg:x2="6.467cm" svg:y2="2.073cm" draw:start-shape="id5" draw:start-glue-point="1" draw:end-shape="id6" draw:end-glue-point="3" svg:d="M3091 2073h3376" svg:viewBox="0 0 3377 1">
          <text:p/>
        </draw:connector>
      </draw:page>
      <draw:page draw:name="page10" draw:style-name="dp1" draw:master-page-name="Default">
        <draw:custom-shape draw:style-name="gr14" draw:text-style-name="P8" xml:id="id7" draw:id="id7" draw:layer="layout" svg:width="1.397cm" svg:height="1.27cm" svg:x="11.367cm" svg:y="1.2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397cm" svg:height="1.27cm" svg:x="1.821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8" draw:id="id8" draw:layer="layout" svg:width="1.397cm" svg:height="1.27cm" svg:x="6.594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line" svg:x1="11.367cm" svg:y1="1.889cm" svg:x2="7.991cm" svg:y2="1.889cm" draw:start-shape="id7" draw:start-glue-point="3" draw:end-shape="id8" draw:end-glue-point="1" svg:d="M11367 1889h-3376" svg:viewBox="0 0 3377 1">
          <text:p/>
        </draw:connector>
      </draw:page>
      <draw:page draw:name="page11" draw:style-name="dp1" draw:master-page-name="Default">
        <draw:custom-shape draw:style-name="gr10" draw:text-style-name="P5" xml:id="id10" draw:id="id10" draw:layer="layout" svg:width="1.397cm" svg:height="1.27cm" svg:x="11.102cm" svg:y="1.4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1.397cm" svg:height="1.27cm" svg:x="1.556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397cm" svg:height="1.27cm" svg:x="6.329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curve" draw:line-skew="0cm 3.745cm" svg:x1="1.556cm" svg:y1="2.073cm" svg:x2="12.499cm" svg:y2="2.073cm" draw:start-shape="id9" draw:start-glue-point="3" draw:end-shape="id10" draw:end-glue-point="1" svg:d="M1556 2073c-751 0-501 2610 5470 2610 5972 0 6221-2610 5473-2610" svg:viewBox="0 0 11548 2611">
          <text:p/>
        </draw:connector>
      </draw:page>
      <draw:page draw:name="page12" draw:style-name="dp1" draw:master-page-name="Default">
        <draw:custom-shape draw:style-name="gr11" draw:text-style-name="P6" draw:layer="layout" svg:width="1.397cm" svg:height="1.27cm" svg:x="11.24cm" svg:y="1.4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12" draw:id="id12" draw:layer="layout" svg:width="1.397cm" svg:height="1.27cm" svg:x="1.694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1" draw:id="id11" draw:layer="layout" svg:width="1.397cm" svg:height="1.27cm" svg:x="6.467cm" svg:y="1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line" svg:x1="6.467cm" svg:y1="2.073cm" svg:x2="3.091cm" svg:y2="2.073cm" draw:start-shape="id11" draw:start-glue-point="3" draw:end-shape="id12" draw:end-glue-point="1" svg:d="M6467 2073h-3376" svg:viewBox="0 0 337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61cm" fo:page-height="4.8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5:28:05.606962570</meta:creation-date>
    <dc:date>2020-01-27T15:55:34.730422824</dc:date>
    <meta:editing-duration>PT3M16S</meta:editing-duration>
    <meta:editing-cycles>1</meta:editing-cycles>
    <meta:document-statistic meta:object-count="48"/>
    <meta:generator>LibreOffice/6.0.7.3$Linux_X86_64 LibreOffice_project/00m0$Build-3</meta:generator>
  </office:meta>
</office:document-meta>
</file>